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 fo:language="ru" fo:country="RU"/>
    </style:style>
    <style:style style:name="P3" style:family="paragraph" style:parent-style-name="Text_20_body">
      <style:text-properties style:font-name="Times New Roman" fo:language="en" fo:country="US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 style:list-style-name="L2"/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 style:list-style-name="L1">
      <style:text-properties style:font-name="Cambria" fo:language="ru" fo:country="RU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9" style:family="paragraph" style:parent-style-name="Text_20_body" style:list-style-name="L3">
      <style:text-properties style:font-name="Cambria" fo:language="ru" fo:country="RU"/>
    </style:style>
    <style:style style:name="P10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Times New Roman2" style:font-style-asian="italic" style:font-name-complex="Times New Roman2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language="ru" fo:country="RU"/>
    </style:style>
    <style:style style:name="T7" style:family="text">
      <style:text-properties style:font-name="Times New Roman" fo:language="ru" fo:country="RU" fo:font-style="italic" style:font-style-asian="italic" style:font-style-complex="italic"/>
    </style:style>
    <style:style style:name="T8" style:family="text">
      <style:text-properties style:font-name="Times New Roman" fo:language="ru" fo:country="RU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font-name="Times New Roman2" style:font-name-asian="Times New Roman2" style:font-name-complex="Times New Roman2"/>
    </style:style>
    <style:style style:name="T16" style:family="text">
      <style:text-properties style:font-name-asian="Times New Roman2" style:font-name-complex="Times New Roman2"/>
    </style:style>
    <style:style style:name="T17" style:family="text">
      <style:text-properties style:font-name="Cambria"/>
    </style:style>
    <style:style style:name="T18" style:family="text">
      <style:text-properties style:font-name="Cambria" fo:font-weight="bold" style:font-weight-asian="bold" style:font-weight-complex="bold"/>
    </style:style>
    <style:style style:name="T19" style:family="text">
      <style:text-properties style:font-name="Cambria" fo:language="ru" fo:country="RU"/>
    </style:style>
    <style:style style:name="T20" style:family="text">
      <style:text-properties style:font-name="Cambria" fo:language="ru" fo:country="RU" fo:font-style="italic" style:font-style-asian="italic" style:font-style-complex="italic"/>
    </style:style>
    <style:style style:name="T21" style:family="text">
      <style:text-properties style:font-name="Cambria" fo:language="ru" fo:country="RU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000080" style:font-name="Times New Roman" fo:language="en" fo:country="US" fo:font-weight="bold" style:font-weight-asian="bold" style:font-weight-complex="bold"/>
    </style:style>
    <style:style style:name="T23" style:family="text">
      <style:text-properties fo:color="#000080" fo:font-weight="bold" style:font-weight-asian="bold" style:font-weight-complex="bold"/>
    </style:style>
    <style:style style:name="T24" style:family="text">
      <style:text-properties fo:color="#cc3300" style:font-name="Times New Roman" fo:language="en" fo:country="US" fo:font-weight="bold" style:font-weight-asian="bold" style:font-weight-complex="bold"/>
    </style:style>
    <style:style style:name="T25" style:family="text">
      <style:text-properties fo:color="#cc33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СЛАУ</text:h>
          </table:table-cell>
        </table:table-row>
        <table:table-row table:style-name="Table1.2">
          <table:table-cell table:style-name="Table1.A2" office:value-type="string">
            <text:p text:style-name="P6">В настоящем подразделе описана специализированная библиотека «СЛАУ» и блоки, входящие в эту библиотеку. Одним из примеров рационального использования библиотеки блоков «СЛАУ» является моделирование элементов электрических сетей.</text:p>
            <text:p text:style-name="P6">Новой возможностью <text:span text:style-name="T22">Sim</text:span><text:span text:style-name="T24">In</text:span><text:span text:style-name="T22">Tech</text:span> является концепция построения <text:span text:style-name="T2">мультидоменных </text:span>численных моделей – то есть моделей, включающих в себя описание подсистем различного класса (электрических сетей, гидравлических сетей и систем управления) в рамках <text:span text:style-name="T2">единой</text:span> системы уравнений.</text:p>
            <text:p text:style-name="P6">Реальные физические сети (электрические, гидравлические), как правило, описываются в наиболее общем виде в виде <text:span text:style-name="T1">ненаправленного</text:span> графа, <text:s/>в <text:span text:style-name="T2">узлах</text:span> которого решаются уравнения баланса токов (расходов), а в <text:span text:style-name="T2">рёбрах</text:span> описываются коэффициенты проводимости между узлами. При этом при сведении описания сложного технического объекта из <text:span text:style-name="T1">ненаправленного</text:span> графа в схему во входо-выходных отношениях надо учитывать и то, что различные подсистемы эффективно моделируются разными численными методами. Схема, создаваемая пользователем при помощи графического редактора, должна быть максимально приближена к принципиальной схеме описываемой системы – то есть внешне система должна описываться ненаправленным графом, а внутренне – быть преобразуема к входо-выходной модели.</text:p>
            <text:p text:style-name="P6">В данном подразделе мы рассмотрим методику построения набора блоков, сводящего описание физических сетей на примере электрических сетей, к описанию системы во входо-выходных отношениях, моделирование и анализ которой производится при помощи подсистемы моделирования систем управления <text:span text:style-name="T22">Sim</text:span><text:span text:style-name="T24">In</text:span><text:span text:style-name="T22">Tech</text:span>.</text:p>
            <text:p text:style-name="P6">Для эффективной реализации моделей электрических сетей в ядре моделирования систем управления были введены некоторые новые возможности:</text:p>
            <text:list xml:id="list8326340518298320482" text:style-name="L1">
              <text:list-item>
                <text:p text:style-name="P7">возможность создания <text:span text:style-name="T1">ненаправленных</text:span> <text:span text:style-name="T1">групповых</text:span> соединений;</text:p>
              </text:list-item>
              <text:list-item>
                <text:p text:style-name="P7">специализированные блоки для прямой работы с <text:span text:style-name="T2">разреженными</text:span> системами линейных алгебраических уравнений (СЛАУ).</text:p>
              </text:list-item>
            </text:list>
            <text:p text:style-name="P6"><text:soft-page-break/>Наличие данных блоков позволило применить <text:span text:style-name="T2">прямое</text:span> заполнение матричных коэффициентов и избавиться при расчёте от численного вычисления якобиана, что <text:span text:style-name="T2">было</text:span> сопряжено с <text:span text:style-name="T2">многократным</text:span> пересчётом всей схемы. То есть в рамках одной модели появилась возможность моделирования обычных входо-выходных схем с использованием явных методов интегрирования в сочетании со специализированными численными схемами для электросетей.</text:p>
            <text:p text:style-name="P2"><text:span text:style-name="T17">Возможность создания </text:span><text:span text:style-name="T18">ненаправленных групповых</text:span><text:span text:style-name="T17"> соединений подразумевает, что одной линией связи можно описать сразу несколько топологически независимых линий связи, причём идущих в разных направлениях. Для реализации этой возможности предусмотрено наличие специализированных блоков типа «</text:span><text:a xlink:type="simple" xlink:href="../../../branches/mvtu4/help/original/libs/odt/3013.htm" office:name="Двунаправленная шина" text:style-name="Internet_20_link" text:visited-style-name="Visited_20_Internet_20_Link"><text:span text:style-name="T17">Двунаправленная шина</text:span></text:a><text:span text:style-name="T17">». Данный блок имеет один общий вход-выход, к которому подключается обобщённая линия связи и несколько именованных конфигурируемых входов или выходов. Два подобных блока соединяются между линией связи через общие порты, а вторичные именованные порты обрабатываются алгоритмом сортировки блоков так что порты с одинаковым именем, оказываются напрямую соединены между собой. Пример того как эти блоки используется для создания обобщённых соединений изображено на рисунке 1, а на рисунке 2 изображена эквивалентная схема без использования ненаправленных соединений:</text:span></text:p>
            <text:p text:style-name="P8"><draw:frame draw:style-name="fr1" draw:name="graphics1" text:anchor-type="as-char" svg:width="16.113cm" svg:height="8.334cm" draw:z-index="0"><draw:image xlink:href="../libs-images/b008_1.png" xlink:type="simple" xlink:show="embed" xlink:actuate="onLoad"/></draw:frame></text:p>
            <text:p text:style-name="P8">Рисунок 1 – схема соединения блоков между собой, с ис<text:span text:style-name="T11">пользованием ненаправленных групповых соединений</text:span></text:p>
            <text:p text:style-name="P8"><text:soft-page-break/><draw:frame draw:style-name="fr1" draw:name="graphics2" text:anchor-type="as-char" svg:width="16.113cm" svg:height="8.334cm" draw:z-index="1"><draw:image xlink:href="../libs-images/b008_2.png" xlink:type="simple" xlink:show="embed" xlink:actuate="onLoad"/></draw:frame></text:p>
            <text:p text:style-name="P8">Рисунок 2 – Схема, топологически эквивалентная схеме с использованием ненаправленных соединений</text:p>
            <text:p text:style-name="P3"><text:span text:style-name="T19">Как и любые другие линии связи, среда </text:span><text:span text:style-name="T23">Sim</text:span><text:span text:style-name="T25">In</text:span><text:span text:style-name="T23">Tech</text:span><text:span text:style-name="T19"> позволяет использовать обобщённые линии связи внутри субмоделей в блоках типа «</text:span><text:a xlink:type="simple" xlink:href="../../../branches/mvtu4/help/original/libs/odt/1003.htm" office:name="Порт субмодели" text:style-name="Internet_20_link" text:visited-style-name="Visited_20_Internet_20_Link"><text:span text:style-name="T17">Порт субмодели</text:span></text:a><text:span text:style-name="T19">» и в блоках «</text:span><text:a xlink:type="simple" xlink:href="../../../branches/mvtu4/help/original/libs/odt/1008.htm" office:name="В память" text:style-name="Internet_20_link" text:visited-style-name="Visited_20_Internet_20_Link"><text:span text:style-name="T17">В память</text:span></text:a><text:span text:style-name="T19">» – «</text:span><text:a xlink:type="simple" xlink:href="../../../branches/mvtu4/help/original/libs/odt/1009.htm" office:name="Из памяти" text:style-name="Internet_20_link" text:visited-style-name="Visited_20_Internet_20_Link"><text:span text:style-name="T17">Из памяти</text:span></text:a><text:span text:style-name="T19">». При этом данные блоки не имеют отдельных </text:span><text:span text:style-name="T20">run-объектов</text:span><text:span text:style-name="T19">, а только указывают направление соединений. </text:span></text:p>
            <text:p text:style-name="P6">Набор <text:span text:style-name="T2">специализированных</text:span> блоков для <text:span text:style-name="T2">прямой</text:span> работы с системами линейных алгебраических уравнений (СЛАУ), позволяет задать для схемы одну или несколько независимых именованных разреженных линейных систем следующего вида:</text:p>
            <text:p text:style-name="P8"><text:span text:style-name="T2">A</text:span><text:span text:style-name="T3">∙</text:span><text:span text:style-name="T2">X = B</text:span>,</text:p>
            <text:p text:style-name="P6">где</text:p>
            <text:p text:style-name="P10"><text:span text:style-name="T4">A</text:span> – матрица коэффициентов системы;</text:p>
            <text:p text:style-name="P6"><text:span text:style-name="T2">X</text:span> – вектор результатов;</text:p>
            <text:p text:style-name="P6"><text:span text:style-name="T2">B</text:span> – вектор правых частей.</text:p>
            <text:p text:style-name="P6">Решение СЛАУ производится по методике, описанной в [Тьюарсон Р. Разреженные матрицы. – М.: Мир, 1977. – 189 страниц], после того как все блоки задания коэффициентов будут обработаны.</text:p>
            <text:p text:style-name="P6">То есть эти блоки позволяют в <text:span text:style-name="T2">любом</text:span> месте схемы задавать коэффициенты и <text:soft-page-break/>значения правых частей <text:span text:style-name="T2">единой</text:span> СЛАУ, а также выводить решение СЛАУ с предыдущего шага. В этот набор блоков входят 3 блока:</text:p>
            <text:list xml:id="list7139118486123921845" text:style-name="L2">
              <text:list-item>
                <text:p text:style-name="P5"><text:span text:style-name="T19">«</text:span><text:a xlink:type="simple" xlink:href="../../../branches/mvtu4/help/original/libs/odt/3070.htm" office:name="Номер линейного уравнения" text:style-name="Internet_20_link" text:visited-style-name="Visited_20_Internet_20_Link">Н</text:a><text:a xlink:type="simple" xlink:href="../../../branches/mvtu4/help/original/libs/odt/3070.htm" office:name="Номер линейного уравнения" text:style-name="Internet_20_link" text:visited-style-name="Visited_20_Internet_20_Link"><text:span text:style-name="T17">омер линейного уравнения</text:span></text:a><text:span text:style-name="T19">»;</text:span></text:p>
              </text:list-item>
              <text:list-item>
                <text:p text:style-name="P5"><text:span text:style-name="T19">«</text:span><text:a xlink:type="simple" xlink:href="../../../branches/mvtu4/help/original/libs/odt/3071.htm" office:name="Коэффициенты линейного уравнения" text:style-name="Internet_20_link" text:visited-style-name="Visited_20_Internet_20_Link">К</text:a><text:a xlink:type="simple" xlink:href="../../../branches/mvtu4/help/original/libs/odt/3071.htm" office:name="Коэффициенты линейного уравнения" text:style-name="Internet_20_link" text:visited-style-name="Visited_20_Internet_20_Link"><text:span text:style-name="T17">оэффициенты линейного уравнения</text:span></text:a><text:span text:style-name="T19">»;</text:span></text:p>
              </text:list-item>
              <text:list-item>
                <text:p text:style-name="P5"><text:span text:style-name="T19">«</text:span><text:a xlink:type="simple" xlink:href="../../../branches/mvtu4/help/original/libs/odt/3072.htm" office:name="Результаты СЛАУ" text:style-name="Internet_20_link" text:visited-style-name="Visited_20_Internet_20_Link">Результаты СЛАУ</text:a><text:span text:style-name="T19">».</text:span></text:p>
              </text:list-item>
            </text:list>
            <text:p text:style-name="Text_20_body"><text:span text:style-name="T19">Блок «</text:span><text:a xlink:type="simple" xlink:href="../../../branches/mvtu4/help/original/libs/odt/3070.htm" office:name="Номер линейного уравнения" text:style-name="Internet_20_link" text:visited-style-name="Visited_20_Internet_20_Link">Н</text:a><text:a xlink:type="simple" xlink:href="../../../branches/mvtu4/help/original/libs/odt/3070.htm" office:name="Номер линейного уравнения" text:style-name="Internet_20_link" text:visited-style-name="Visited_20_Internet_20_Link"><text:span text:style-name="T17">омер линейного уравнения</text:span></text:a><text:span text:style-name="T19">» представляет собой счётчик </text:span><text:span text:style-name="T20">количества</text:span><text:span text:style-name="T19"> уравнений в системе с </text:span><text:span text:style-name="T21">заданным</text:span><text:span text:style-name="T19"> именем.</text:span></text:p>
            <text:p text:style-name="Text_20_body"><text:span text:style-name="T19">Блок «</text:span><text:a xlink:type="simple" xlink:href="../../../branches/mvtu4/help/original/libs/odt/3071.htm" office:name="Коэффициенты линейного уравнения" text:style-name="Internet_20_link" text:visited-style-name="Visited_20_Internet_20_Link">К</text:a><text:a xlink:type="simple" xlink:href="../../../branches/mvtu4/help/original/libs/odt/3071.htm" office:name="Коэффициенты линейного уравнения" text:style-name="Internet_20_link" text:visited-style-name="Visited_20_Internet_20_Link"><text:span text:style-name="T17">оэффициенты линейного уравнения</text:span></text:a><text:span text:style-name="T19">» задаёт </text:span><text:span text:style-name="T20">коэффициенты</text:span><text:span text:style-name="T19"> и </text:span><text:span text:style-name="T20">значения</text:span><text:span text:style-name="T19"> правой части для указанных на его первом входе уравнений.</text:span></text:p>
            <text:p text:style-name="Text_20_body"><text:span text:style-name="T19">Блок «</text:span><text:a xlink:type="simple" xlink:href="../../../branches/mvtu4/help/original/libs/odt/3072.htm" office:name="Результаты СЛАУ" text:style-name="Internet_20_link" text:visited-style-name="Visited_20_Internet_20_Link">Результаты СЛАУ</text:a><text:span text:style-name="T19">» возвращает на выходе вектор результатов расчёта линейной системы с заданным именем.</text:span></text:p>
            <text:p text:style-name="P6">Используя данные блоки, а также блоки для создания ненаправленных соединений можно эффективно описывать физические сети в рамках входо-выходной модели, а также сочетать в одной модели входо-выходное представление модели и различные способы представления физической сети (например, электрическую сеть, описанную в рамках одночастотной модели в комплексных числах и описанную при помощи дифференциальных уравнений).</text:p>
            <text:p text:style-name="P6">Рассмотрим (кратко) методику сведения описания <text:span text:style-name="T2">электрических</text:span> сетей (как наиболее простых по описанию) при помощи <text:span text:style-name="T1">метода узловых потенциалов</text:span> [И. Влах, К. Сингхал, Машинные методы анализа и проектирования электронных схем, Радио и связь, 1988 г.; Чуа Л.О., Лин Пен-Мин, Машинный анализ электронных схем: Алгоритмы и вычислительные методы. – М.: Энергия, 1980 г.]. </text:p>
            <text:p text:style-name="P6"><text:span text:style-name="T1">Метод узловых потенциалов</text:span> является <text:span text:style-name="T1">стандартным</text:span> для решения электросетевых задач и применяется в специализированных расчётных программах, таких как SPICE. К преимуществам данного метода можно отнести <text:span text:style-name="T2">отсуствие</text:span> топологических ограничений, присущих например методу контурных токов.</text:p>
            <text:p text:style-name="P6">Для <text:span text:style-name="T2">топологически полного</text:span> описания электрически сетей в рамках <text:span text:style-name="T1">метода узловых потенциалов</text:span> в модели должны присутсвовать следующие типы <text:soft-page-break/>элементов:</text:p>
            <text:list xml:id="list618443551066158526" text:style-name="L3">
              <text:list-item>
                <text:p text:style-name="P9">граничный узел электрической сети;</text:p>
              </text:list-item>
              <text:list-item>
                <text:p text:style-name="P9">узел электрической сети;</text:p>
              </text:list-item>
              <text:list-item>
                <text:p text:style-name="P9">ветвление электрической сети;</text:p>
              </text:list-item>
              <text:list-item>
                <text:p text:style-name="P9">линейное сопротивление;</text:p>
              </text:list-item>
              <text:list-item>
                <text:p text:style-name="P9">нелинейное сопротивление;</text:p>
              </text:list-item>
              <text:list-item>
                <text:p text:style-name="P9">индуктивность;</text:p>
              </text:list-item>
              <text:list-item>
                <text:p text:style-name="P9">ёмкость;</text:p>
              </text:list-item>
              <text:list-item>
                <text:p text:style-name="P9">источник напряжения;</text:p>
              </text:list-item>
              <text:list-item>
                <text:p text:style-name="P9">источник тока.</text:p>
              </text:list-item>
            </text:list>
            <text:p text:style-name="P6">Более сложные объекты могут быть построены из этих элементарных объектов и входо-выходных блоков стандартной библиотеки блоков <text:span text:style-name="T22">Sim</text:span><text:span text:style-name="T24">In</text:span><text:span text:style-name="T22">Tech</text:span>.</text:p>
            <text:p text:style-name="P6">Все блоки, используемые для описания электрических сетей в <text:span text:style-name="T22">Sim</text:span><text:span text:style-name="T24">In</text:span><text:span text:style-name="T22">Tech </text:span>(примечание от 2012.01.13: кроме относительно старой библиотеки «Электромашины»), представляют собой субмодели, внешний вид которых приближен к изображению соотвествующих элементов на электрических схемах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3" style:font-size-asian="12pt" style:font-name-complex="Times New Roman3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ЛАУ</dc:title>
    <dc:date>2014-12-26T11:51:18.16</dc:date>
    <meta:generator>OpenOffice/4.1.1$Win32 OpenOffice.org_project/411m6$Build-9775</meta:generator>
    <meta:editing-duration>PT4H30M28S</meta:editing-duration>
    <meta:editing-cycles>112</meta:editing-cycles>
    <meta:document-statistic meta:table-count="1" meta:image-count="2" meta:object-count="0" meta:page-count="5" meta:paragraph-count="44" meta:word-count="831" meta:character-count="6524"/>
    <meta:user-defined meta:name="Поле 1"/>
    <meta:user-defined meta:name="Поле 2"/>
    <meta:user-defined meta:name="Поле 3"/>
    <meta:user-defined meta:name="Поле 4"/>
  </office:meta>
</office:document-meta>
</file>